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D600000040A273FAD7.png" manifest:media-type="image/png"/>
  <manifest:file-entry manifest:full-path="Pictures/10000001000000360000003A6239ADA9.png" manifest:media-type="image/png"/>
  <manifest:file-entry manifest:full-path="Pictures/10000001000000400000003802A1F556.png" manifest:media-type="image/png"/>
  <manifest:file-entry manifest:full-path="Pictures/100000010000004A00000038B4E6381D.png" manifest:media-type="image/png"/>
  <manifest:file-entry manifest:full-path="Pictures/1000000100000044000000461EADC421.png" manifest:media-type="image/png"/>
  <manifest:file-entry manifest:full-path="Pictures/1000000100000044000000420E99B807.png" manifest:media-type="image/png"/>
  <manifest:file-entry manifest:full-path="Pictures/100000010000004A00000040912067E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95cm" fo:min-width="6.5cm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65cm" fo:min-width="5.724cm" fo:padding-top="0.15cm" fo:padding-bottom="0.15cm" fo:padding-left="0.275cm" fo:padding-right="0.275cm" loext:decorative="false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6cm" fo:min-width="5.674cm" fo:padding-top="0.15cm" fo:padding-bottom="0.15cm" fo:padding-left="0.275cm" fo:padding-right="0.275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67cm" svg:height="0.962cm" svg:x="4.091cm" svg:y="2.091cm">
          <draw:text-box>
            <text:p>Parent s</text:p>
          </draw:text-box>
        </draw:frame>
        <draw:frame draw:style-name="gr2" draw:text-style-name="P1" draw:layer="layout" svg:width="2.902cm" svg:height="0.962cm" svg:x="18.724cm" svg:y="2.129cm">
          <draw:text-box>
            <text:p>Parent d</text:p>
          </draw:text-box>
        </draw:frame>
        <draw:custom-shape draw:style-name="gr3" draw:text-style-name="P2" draw:layer="layout" svg:width="7cm" svg:height="4.2cm" svg:x="2.991cm" svg:y="3.7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cm" svg:height="4.1cm" svg:x="16.091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8.8cm" svg:height="4.1cm" svg:x="8.991cm" svg:y="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304cm" svg:height="1.127cm" svg:x="5.891cm" svg:y="4.591cm">
          <draw:image xlink:href="Pictures/100000010000004A00000040912067E3.png" xlink:type="simple" xlink:show="embed" xlink:actuate="onLoad" draw:mime-type="image/png">
            <text:p/>
          </draw:image>
        </draw:frame>
        <draw:frame draw:style-name="gr6" draw:text-style-name="P2" draw:layer="layout" svg:width="1.198cm" svg:height="1.163cm" svg:x="5.978cm" svg:y="6.033cm">
          <draw:image xlink:href="Pictures/1000000100000044000000420E99B807.png" xlink:type="simple" xlink:show="embed" xlink:actuate="onLoad" draw:mime-type="image/png">
            <text:p/>
          </draw:image>
        </draw:frame>
        <draw:line draw:style-name="gr7" draw:text-style-name="P2" draw:layer="layout" svg:x1="3.991cm" svg:y1="5.691cm" svg:x2="8.991cm" svg:y2="5.691cm">
          <text:p/>
        </draw:line>
        <draw:line draw:style-name="gr7" draw:text-style-name="P2" draw:layer="layout" svg:x1="3.991cm" svg:y1="5.991cm" svg:x2="8.991cm" svg:y2="5.991cm">
          <text:p/>
        </draw:line>
        <draw:frame draw:style-name="gr6" draw:text-style-name="P2" draw:layer="layout" svg:width="1.304cm" svg:height="0.986cm" svg:x="19.891cm" svg:y="4.805cm">
          <draw:image xlink:href="Pictures/100000010000004A00000038B4E6381D.png" xlink:type="simple" xlink:show="embed" xlink:actuate="onLoad" draw:mime-type="image/png">
            <text:p/>
          </draw:image>
        </draw:frame>
        <draw:frame draw:style-name="gr6" draw:text-style-name="P2" draw:layer="layout" svg:width="0.951cm" svg:height="1.022cm" svg:x="20.04cm" svg:y="6.191cm">
          <draw:image xlink:href="Pictures/10000001000000360000003A6239ADA9.png" xlink:type="simple" xlink:show="embed" xlink:actuate="onLoad" draw:mime-type="image/png">
            <text:p/>
          </draw:image>
        </draw:frame>
        <draw:line draw:style-name="gr7" draw:text-style-name="P2" draw:layer="layout" svg:x1="18.091cm" svg:y1="5.691cm" svg:x2="23.091cm" svg:y2="5.691cm">
          <text:p/>
        </draw:line>
        <draw:line draw:style-name="gr7" draw:text-style-name="P2" draw:layer="layout" svg:x1="18.091cm" svg:y1="5.991cm" svg:x2="23.091cm" svg:y2="5.991cm">
          <text:p/>
        </draw:line>
        <draw:line draw:style-name="gr8" draw:text-style-name="P2" draw:layer="layout" svg:x1="10.091cm" svg:y1="5.991cm" svg:x2="16.091cm" svg:y2="5.991cm">
          <text:p/>
        </draw:line>
        <draw:line draw:style-name="gr8" draw:text-style-name="P2" draw:layer="layout" svg:x1="13.391cm" svg:y1="9.991cm" svg:x2="13.391cm" svg:y2="5.991cm">
          <text:p/>
        </draw:line>
        <draw:frame draw:style-name="gr6" draw:text-style-name="P2" draw:layer="layout" svg:width="1.127cm" svg:height="0.986cm" svg:x="12.991cm" svg:y="10.791cm">
          <draw:image xlink:href="Pictures/10000001000000400000003802A1F556.png" xlink:type="simple" xlink:show="embed" xlink:actuate="onLoad" draw:mime-type="image/png">
            <text:p/>
          </draw:image>
        </draw:frame>
        <draw:frame draw:style-name="gr6" draw:text-style-name="P2" draw:layer="layout" svg:width="1.198cm" svg:height="1.233cm" svg:x="12.993cm" svg:y="12.258cm">
          <draw:image xlink:href="Pictures/1000000100000044000000461EADC421.png" xlink:type="simple" xlink:show="embed" xlink:actuate="onLoad" draw:mime-type="image/png">
            <text:p/>
          </draw:image>
        </draw:frame>
        <draw:line draw:style-name="gr7" draw:text-style-name="P2" draw:layer="layout" svg:x1="10.991cm" svg:y1="11.791cm" svg:x2="15.991cm" svg:y2="11.791cm">
          <text:p/>
        </draw:line>
        <draw:line draw:style-name="gr7" draw:text-style-name="P2" draw:layer="layout" svg:x1="10.991cm" svg:y1="12.091cm" svg:x2="15.991cm" svg:y2="12.091cm">
          <text:p/>
        </draw:line>
        <draw:frame draw:style-name="gr9" draw:text-style-name="P1" draw:layer="layout" svg:width="3.279cm" svg:height="0.962cm" svg:x="11.989cm" svg:y="14.829cm">
          <draw:text-box>
            <text:p>Offpring o</text:p>
          </draw:text-box>
        </draw:frame>
        <draw:frame draw:style-name="gr10" draw:text-style-name="P3" draw:layer="layout" svg:width="13.974cm" svg:height="1.9cm" svg:x="7.091cm" svg:y="16.991cm">
          <draw:image xlink:href="Pictures/10000001000001D600000040A273FA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0-11T07:37:35.276861430</dc:date>
    <meta:editing-duration>PT47M16S</meta:editing-duration>
    <meta:editing-cycles>7</meta:editing-cycles>
    <meta:generator>LibreOffice/24.8.1.2$MacOSX_AARCH64 LibreOffice_project/87fa9aec1a63e70835390b81c40bb8993f1d4ff6</meta:generator>
    <meta:document-statistic meta:object-count="21"/>
  </office:meta>
</office:document-meta>
</file>